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E1CF62B6CFA1839A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5.084cm"/>
      <style:paragraph-properties style:writing-mode="lr-tb"/>
    </style:style>
    <style:style style:name="gr5" style:family="graphic" style:parent-style-name="standard">
      <style:graphic-properties draw:opacity="0%" draw:opacity-name="" draw:textarea-horizontal-align="justify" draw:textarea-vertical-align="middle" draw:auto-grow-height="false" fo:min-height="5.135cm" fo:min-width="5.596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d428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78037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ec9b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4320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Arrow_20_Line" style:list-style-name="L1">
      <style:graphic-properties draw:textarea-vertical-align="middle" draw:line-distance="0.76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Consolas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onsolas" fo:font-size="10pt" style:font-size-asian="10pt" style:font-size-complex="10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nsola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05cm" svg:y1="7.858cm" svg:x2="5.505cm" svg:y2="7.858cm">
          <text:p/>
        </draw:line>
        <draw:frame draw:style-name="gr2" draw:text-style-name="P2" draw:layer="layout" svg:width="16.403cm" svg:height="5.952cm" svg:x="2.524cm" svg:y="9.653cm">
          <draw:image xlink:href="Pictures/100000000000026C000000E1CF62B6CFA1839ABE.png" xlink:type="simple" xlink:show="embed" xlink:actuate="onLoad" loext:mime-type="image/png">
            <text:p/>
          </draw:image>
        </draw:frame>
        <draw:line draw:style-name="gr3" draw:text-style-name="P1" draw:layer="layout" svg:x1="3.64cm" svg:y1="10.652cm" svg:x2="6.08cm" svg:y2="10.652cm">
          <text:p/>
        </draw:line>
        <draw:line draw:style-name="gr3" draw:text-style-name="P1" draw:layer="layout" svg:x1="3.64cm" svg:y1="11.652cm" svg:x2="6.307cm" svg:y2="11.652cm">
          <text:p/>
        </draw:line>
        <draw:line draw:style-name="gr3" draw:text-style-name="P1" draw:layer="layout" svg:x1="3.639cm" svg:y1="12.57cm" svg:x2="3.639cm" svg:y2="12.57cm">
          <text:p/>
        </draw:line>
        <draw:line draw:style-name="gr3" draw:text-style-name="P1" draw:layer="layout" svg:x1="3.64cm" svg:y1="12.633cm" svg:x2="4.402cm" svg:y2="12.633cm">
          <text:p/>
        </draw:line>
        <draw:frame draw:style-name="gr4" draw:text-style-name="P4" draw:layer="layout" svg:width="4.064cm" svg:height="5.334cm" svg:x="14.462cm" svg:y="10.017cm">
          <draw:text-box>
            <text:p text:style-name="P3"><text:span text:style-name="T1">Specifikatori</text:span></text:p>
            <text:p text:style-name="P3"><text:span text:style-name="T1">deklaracije</text:span></text:p>
            <text:p text:style-name="P3"><text:span text:style-name="T1"/></text:p>
            <text:p text:style-name="P3"><text:span text:style-name="T1">Identifikator</text:span></text:p>
            <text:p text:style-name="P3"><text:span text:style-name="T1"/></text:p>
            <text:p text:style-name="P3"><text:span text:style-name="T1">Deklarator</text:span></text:p>
            <text:p text:style-name="P3"><text:span text:style-name="T1"/></text:p>
            <text:p text:style-name="P3"><text:span text:style-name="T1">Inicijalizator</text:span></text:p>
            <text:p text:style-name="P3"><text:span text:style-name="T1"/></text:p>
            <text:p text:style-name="P3"><text:span text:style-name="T1">Parametar funkcije</text:span></text:p>
            <text:p text:style-name="P3"><text:span text:style-name="T1"/></text:p>
            <text:p text:style-name="P3"><text:span text:style-name="T1">Argument funkcije</text:span></text:p>
            <text:p text:style-name="P3"><text:span text:style-name="T1"/></text:p>
            <text:p text:style-name="P3"><text:span text:style-name="T1">Naredba skoka</text:span></text:p>
          </draw:text-box>
        </draw:frame>
        <draw:custom-shape draw:style-name="gr5" draw:text-style-name="P5" draw:layer="layout" svg:width="6.096cm" svg:height="5.385cm" svg:x="12.43cm" svg:y="9.91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3.624cm" svg:x2="5.318cm" svg:y2="13.624cm">
          <text:p/>
        </draw:line>
        <draw:line draw:style-name="gr3" draw:text-style-name="P1" draw:layer="layout" svg:x1="13.14cm" svg:y1="10.433cm" svg:x2="13.902cm" svg:y2="10.433cm">
          <text:p/>
        </draw:line>
        <draw:line draw:style-name="gr6" draw:text-style-name="P1" draw:layer="layout" svg:x1="6.207cm" svg:y1="10.752cm" svg:x2="7.731cm" svg:y2="10.752cm">
          <text:p/>
        </draw:line>
        <draw:line draw:style-name="gr6" draw:text-style-name="P1" draw:layer="layout" svg:x1="6.407cm" svg:y1="11.752cm" svg:x2="12.203cm" svg:y2="11.768cm">
          <text:p/>
        </draw:line>
        <draw:line draw:style-name="gr7" draw:text-style-name="P1" draw:layer="layout" svg:x1="13.14cm" svg:y1="11.333cm" svg:x2="13.902cm" svg:y2="11.333cm">
          <text:p/>
        </draw:line>
        <draw:line draw:style-name="gr6" draw:text-style-name="P1" draw:layer="layout" svg:x1="13.14cm" svg:y1="12.033cm" svg:x2="13.902cm" svg:y2="12.033cm">
          <text:p/>
        </draw:line>
        <draw:line draw:style-name="gr8" draw:text-style-name="P1" draw:layer="layout" svg:x1="13.14cm" svg:y1="12.733cm" svg:x2="13.902cm" svg:y2="12.733cm">
          <text:p/>
        </draw:line>
        <draw:line draw:style-name="gr9" draw:text-style-name="P1" draw:layer="layout" svg:x1="13.14cm" svg:y1="13.433cm" svg:x2="13.902cm" svg:y2="13.433cm">
          <text:p/>
        </draw:line>
        <draw:line draw:style-name="gr10" draw:text-style-name="P1" draw:layer="layout" svg:x1="13.14cm" svg:y1="14.133cm" svg:x2="13.902cm" svg:y2="14.133cm">
          <text:p/>
        </draw:line>
        <draw:line draw:style-name="gr11" draw:text-style-name="P1" draw:layer="layout" svg:x1="13.14cm" svg:y1="14.833cm" svg:x2="13.902cm" svg:y2="14.833cm">
          <text:p/>
        </draw:line>
        <draw:line draw:style-name="gr11" draw:text-style-name="P1" draw:layer="layout" svg:x1="4.54cm" svg:y1="14.611cm" svg:x2="6.615cm" svg:y2="14.611cm">
          <text:p/>
        </draw:line>
        <draw:line draw:style-name="gr9" draw:text-style-name="P1" draw:layer="layout" svg:x1="6.94cm" svg:y1="11.65cm" svg:x2="9.636cm" svg:y2="11.65cm">
          <text:p/>
        </draw:line>
        <draw:line draw:style-name="gr9" draw:text-style-name="P1" draw:layer="layout" svg:x1="10.04cm" svg:y1="11.664cm" svg:x2="11.922cm" svg:y2="11.664cm">
          <text:p/>
        </draw:line>
        <draw:line draw:style-name="gr7" draw:text-style-name="P1" draw:layer="layout" svg:x1="6.44cm" svg:y1="11.633cm" svg:x2="6.815cm" svg:y2="11.633cm">
          <text:p/>
        </draw:line>
        <draw:line draw:style-name="gr7" draw:text-style-name="P1" draw:layer="layout" svg:x1="5.441cm" svg:y1="13.533cm" svg:x2="5.816cm" svg:y2="13.533cm">
          <text:p/>
        </draw:line>
        <draw:line draw:style-name="gr7" draw:text-style-name="P1" draw:layer="layout" svg:x1="4.542cm" svg:y1="14.107cm" svg:x2="4.917cm" svg:y2="14.107cm">
          <text:p/>
        </draw:line>
        <draw:line draw:style-name="gr6" draw:text-style-name="P1" draw:layer="layout" svg:x1="5.407cm" svg:y1="13.624cm" svg:x2="6.931cm" svg:y2="13.624cm">
          <text:p/>
        </draw:line>
        <draw:line draw:style-name="gr7" draw:text-style-name="P1" draw:layer="layout" svg:x1="6.207cm" svg:y1="10.633cm" svg:x2="6.582cm" svg:y2="10.633cm">
          <text:p/>
        </draw:line>
        <draw:line draw:style-name="gr7" draw:text-style-name="P1" draw:layer="layout" svg:x1="4.556cm" svg:y1="12.633cm" svg:x2="5.621cm" svg:y2="12.633cm">
          <text:p/>
        </draw:line>
        <draw:line draw:style-name="gr10" draw:text-style-name="P1" draw:layer="layout" svg:x1="5.038cm" svg:y1="14.106cm" svg:x2="5.446cm" svg:y2="14.106cm">
          <text:p/>
        </draw:line>
        <draw:line draw:style-name="gr10" draw:text-style-name="P1" draw:layer="layout" svg:x1="5.74cm" svg:y1="14.107cm" svg:x2="6.502cm" svg:y2="14.107cm">
          <text:p/>
        </draw:line>
        <draw:line draw:style-name="gr8" draw:text-style-name="P1" draw:layer="layout" svg:x1="7.04cm" svg:y1="10.642cm" svg:x2="7.604cm" svg:y2="10.642cm">
          <text:p/>
        </draw:line>
        <draw:line draw:style-name="gr8" draw:text-style-name="P1" draw:layer="layout" svg:x1="6.34cm" svg:y1="13.543cm" svg:x2="6.904cm" svg:y2="13.543cm">
          <text:p/>
        </draw:line>
        <draw:measure draw:style-name="gr12" draw:text-style-name="P6" draw:layer="measurelines" svg:x1="8.012cm" svg:y1="12.557cm" svg:x2="8.012cm" svg:y2="14.919cm">
          <text:p text:style-name="P6">Blok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21:12:28.905000000</meta:creation-date>
    <dc:date>2020-03-28T21:54:28.979000000</dc:date>
    <meta:editing-duration>PT8M24S</meta:editing-duration>
    <meta:editing-cycles>1</meta:editing-cycles>
    <meta:document-statistic meta:object-count="32"/>
    <meta:generator>LibreOffice/6.4.0.3$Windows_X86_64 LibreOffice_project/b0a288ab3d2d4774cb44b62f04d5d28733ac6df8</meta:generator>
  </office:meta>
</office:document-meta>
</file>